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933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6.354cm"/>
    </style:style>
    <style:style style:name="co5" style:family="table-column">
      <style:table-column-properties fo:break-before="auto" style:column-width="4.471cm"/>
    </style:style>
    <style:style style:name="co6" style:family="table-column">
      <style:table-column-properties fo:break-before="auto" style:column-width="13.3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7.6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#ccffff"/>
    </style:style>
    <style:style style:name="ce4" style:family="table-cell" style:parent-style-name="Default">
      <style:table-cell-properties fo:background-color="#ffffcc"/>
    </style:style>
  </office:automatic-styles>
  <office:body>
    <office:spreadsheet>
      <table:table table:name="user_story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tory_id</text:p>
          </table:table-cell>
          <table:table-cell office:value-type="string">
            <text:p>users_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лиенты совершают покупки с карты банка и получают cashback(КБ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лиенты могут иметь несколько карт, но одна является основной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На основую карту начисляется КБ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При начислении КБ в расчёт берутся операции за предыдущий месяц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Б начисляется при кол-ве покупок 10 и более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Мин. Сумма КБ = 100р., Макс.=3000р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Лимит действует по всем картам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От MCC начисляется повышенный % КБ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У некоторых партнеров м.б. Повышенный % КБ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За покупки начисляется 1%, кроме MCC и партнёров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Приоритет при выборе ставки:</text:p>
            <text:p>1.MCC и партнёр (0%);</text:p>
            <text:p>2.Партнёр;</text:p>
            <text:p>3.Стандартная ставка 1%.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Операции могут как покупки, так и возвраты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Если был возврат, то сумма КБ уменьшается пропорционально сумме возврата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Сумма возврата не может быть больше стоимости покупки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d покупки связана с id возврата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Уникальность транзакций контроллируется по id покупок и возвратов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Не допустимо поступление операций после 10 числа текущего месяца за предыдущий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Данные о транзакциях поступают от банка в csv-формате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Данные о транзакциях загружаются в таблицу файлового обмена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Система формирует файл с результатами обработки файла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В файле с результатами выводится:</text:p>
            <text:p>- сумма КБ по каждой операции</text:p>
            <text:p>- для возврата отрицательное число</text:p>
            <text:p>- текущую сумму КБ на текущую дату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Если файл не был загружен, то формируется файл с ошибками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Должна быть возможность формировать конечный реестр начислений:</text:p>
            <text:p>- на отчётную дату(10 число тек.месяца)</text:p>
            <text:p>- за прошедший отчётный период(1 календарный месяц)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Реестр включает в себя номер основной карты и сумму КБ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Не допустимо дублирование выгрузки реестра в банк.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string">
            <text:p>Клиент выбирает категории покупок для получения КБ (с учётом MCC)</text:p>
          </table:table-cell>
        </table:table-row>
      </table:table>
      <table:table table:name="entities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lients</text:p>
          </table:table-cell>
          <table:table-cell office:value-type="string">
            <text:p>Таблица для сущности Клиент. Хранит данные о личных данных клиентов системы лояльности банка.</text:p>
          </table:table-cell>
          <table:table-cell/>
        </table:table-row>
        <table:table-row table:style-name="ro1">
          <table:table-cell/>
          <table:table-cell office:value-type="string">
            <text:p>client_id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Juridical_persons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person_id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enterprise_name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juridical_address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client_id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dividual_pers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rst_na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st_na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ddle_na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n_passpo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um_passpo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ient_id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rchatns_program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gramm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gramm_na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gramm_rate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rcha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rchant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rchant_name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ic_mc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cc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cc_c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cc_description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d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d_crypto_n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rent_card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ient_id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ic_transaction_ty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_type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_type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ransac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_n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_type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mou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d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cc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rchant_id</text:p>
          </table:table-cell>
          <table:table-cell table:number-columns-repeated="2"/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xchange_table</text:p>
          </table:table-cell>
          <table:table-cell office:value-type="string">
            <text:p>Таблица обмена для файлов от банка</text:p>
          </table:table-cell>
          <table:table-cell/>
        </table:table-row>
        <table:table-row table:style-name="ro1">
          <table:table-cell/>
          <table:table-cell office:value-type="string">
            <text:p>field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rror_c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rror_text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rified_files</text:p>
          </table:table-cell>
          <table:table-cell office:value-type="string">
            <text:p>Таблица для хранения данных о проверенных файлах с транзакциями от банка </text:p>
          </table:table-cell>
          <table:table-cell/>
        </table:table-row>
        <table:table-row table:style-name="ro1">
          <table:table-cell/>
          <table:table-cell office:value-type="string">
            <text:p>verified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e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sult_file_na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ied_data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ic_erro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rror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de_erro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xt_error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p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ption_na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in_sum_cb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max_sum_cb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table:number-columns-repeated="2"/>
          <table:table-cell office:value-type="string">
            <text:p>standart_cb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number-columns-repeated="2"/>
          <table:table-cell office:value-type="string">
            <text:p>reporting_dat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string">
            <text:p>increased_rate</text:p>
          </table:table-cell>
          <table:table-cell office:value-type="float" office:value="0.05">
            <text:p>0,05</text:p>
          </table:table-cell>
        </table:table-row>
      </table:table>
      <table:table table:name="tasks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story_id</text:p>
          </table:table-cell>
          <table:table-cell office:value-type="string">
            <text:p>task_id</text:p>
          </table:table-cell>
          <table:table-cell office:value-type="string">
            <text:p>desc</text:p>
          </table:table-cell>
          <table:table-cell office:value-type="string">
            <text:p>statu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Создать ER-диаграмму со следующими сущностями: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>
            <text:p>Клиенты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3" office:value-type="string">
            <text:p>Физические лица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3" office:value-type="string">
            <text:p>Юридические лица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3" office:value-type="string">
            <text:p>Справочник Типы клиентов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string">
            <text:p>Карты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>
            <text:p>Транзакции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3" office:value-type="string">
            <text:p>Типы транзакций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3" office:value-type="string">
            <text:p>Справочник MCC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3" office:value-type="string">
            <text:p>Партнёры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3" office:value-type="string">
            <text:p>Партнёрские программы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3" office:value-type="string">
            <text:p>Типы партнёрских программ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3" office:value-type="string">
            <text:p>Таблица файлового обмена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3" office:value-type="string">
            <text:p>Справочник ошибок в файлах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3" office:value-type="string">
            <text:p>Проверенные файлы</text:p>
          </table:table-cell>
          <table:table-cell office:value-type="string">
            <text:p>ok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Создать скрипт для создания таблиц на основе диаграммы</text:p>
          </table:table-cell>
          <table:table-cell/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Написать процедуры для обработки поступивших файлов с данными от банка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Процедура чтения файла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office:value-type="string">
            <text:p>Процедура парсинга строки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office:value-type="string">
            <text:p>Процедура записи в таблицу обмена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office:value-type="string">
            <text:p>Процедура для проверки данных из файла на ошибки: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- определить какие могут быть ошибки и их коды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- определить способ обработки ошибок: исключения или условная обработка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Внести изменение в процедуру парсинга строки: добавить проверку идентификатора файла на повторную загрузку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Реализовать проверку файлов по кол-ву транзакций и данным в концовике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Процедура для формирования файла с результатом проверки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Процедура для формирования файла с начисленным кэшбэком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Создать процедуру для рассчёта КБ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Создать процедуру для формирования реестра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Должна быть проверка на сформированный ранее реестр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Создать джоб для запуска процедуры реестра</text:p>
          </table:table-cell>
          <table:table-cell/>
        </table:table-row>
      </table:table>
      <table:table table:name="requirements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tory_id</text:p>
          </table:table-cell>
          <table:table-cell office:value-type="string">
            <text:p>requirement_id</text:p>
          </table:table-cell>
          <table:table-cell office:value-type="string">
            <text:p>description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</table:table-row>
      </table:table>
      <table:table table:name="merchant_program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4">
          <table:table-cell office:value-type="string">
            <text:p>Виды партнерских программ банков</text:p>
            <text:p>Партнерские программы устроены несложно — здесь нет плавающих ставок или многоступенчатых систем выплат. Существует только два вида оплаты: фиксированная или процентная. В первом случае вознаграждение оговорено заранее и не подлежит изменению, во втором случае прибыль зависит от объема потраченных клиентом денег. </text:p>
            <text:p/>
            <text:p>Два примера:</text:p>
            <text:p/>
            <text:p>За реализацию дебетовой карты партнер зарабатывает ₽3000. Десять проданных карт десятикратно увеличивают первоначальную сумму.</text:p>
            <text:p>За реализацию кредита партнер получает 10% от одобренной суммы. Чем больше сумма кредита, тем выше доход.</text:p>
            <text:p>Добавим, что партнерки также учитывают конверсию. Не получится лить бессмысленный трафик, где из тысячи лидов работает только один. Низкая конверсия или запрещенный источник будет выявлен партнеркой, а результаты работы аннулированы.</text:p>
            <text:p/>
            <text:p>Также партнерские программы можно структурировать по видам офферов:</text:p>
            <text:p/>
            <text:p>Платежные карты — реализация дебетовых и кредитных карт. Требования к кредитным картам выше, но также и выше оплата.</text:p>
            <text:p>Кредиты — зачастую фиксированный прайс, заработок приходит на счет в срок от одного до двух месяцев. </text:p>
            <text:p>Микрозаймы — фиксированная сумма для обычных займов и процент для кредитов под залог имущества.</text:p>
            <text:p>Страхование — имущественное, автомобильное, а также здоровья. </text:p>
            <text:p>Счета — работа с услугами по регистрации бизнеса, открытию расчетных счетов. <text:s/></text:p>
            <text:p>Вклады — открытие инвестиционных счетов, банковских вкладов. Оплата в виде фиксированной суммы или процента от размера страховки счета.</text:p>
            <text:p>Ипотека — оплата проводится не только за оформление ипотеки, но и за первичное одобрение.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09">09.07.2024</text:date>, <text:time>12:5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7H21M5S</meta:editing-duration>
    <meta:editing-cycles>68</meta:editing-cycles>
    <meta:generator>OpenOffice/4.1.12$Win32 OpenOffice.org_project/4112m1$Build-9809</meta:generator>
    <dc:date>2024-07-09T12:57:14.01</dc:date>
    <dc:creator>Sergey Ermachkov</dc:creator>
    <meta:document-statistic meta:table-count="5" meta:cell-count="209" meta:object-count="0"/>
    <meta:user-defined meta:name="Info 1"/>
    <meta:user-defined meta:name="Info 2"/>
    <meta:user-defined meta:name="Info 3"/>
    <meta:user-defined meta:name="Info 4"/>
  </office:meta>
</office:document-meta>
</file>